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line-height="150%" fo:text-align="justify" style:justify-single-word="false"/>
      <style:text-properties style:font-name="FreeSans" fo:font-size="12pt" officeooo:rsid="000131e5" officeooo:paragraph-rsid="000131e5" style:font-size-asian="10.5pt" style:font-size-complex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9235370134940267" text:style-name="L1">
        <text:list-item>
          <text:p text:style-name="P1">O cliente aprovou o estilo e aparência dos botões presentes nas telas, tanto na parte de usuários quanto na de cadastro e alteração de produtos</text:p>
        </text:list-item>
        <text:list-item>
          <text:p text:style-name="P1">O cliente sugeriu reduzir a altera do cabeçalho nas telas nas quais ele ocupa 30% da altura (redução para 20%)</text:p>
        </text:list-item>
        <text:list-item>
          <text:p text:style-name="P1">O cliente sugeriu melhoras nos formulários das telas 12 e 13</text:p>
        </text:list-item>
        <text:list-item>
          <text:p text:style-name="P1">O cliente aprovou as tabelas presentes nas telas, tanto na listagem de produtos quanto na listagem de usuários</text:p>
        </text:list-item>
        <text:list-item>
          <text:p text:style-name="P1">O cliente sugeriu mais estilizações nas fontes escolhidas (cor, tamanho, tipo, famíli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22:10:32.735802203</dc:date>
    <meta:editing-duration>PT11M6S</meta:editing-duration>
    <meta:editing-cycles>1</meta:editing-cycles>
    <meta:document-statistic meta:table-count="0" meta:image-count="0" meta:object-count="0" meta:page-count="1" meta:paragraph-count="5" meta:word-count="91" meta:character-count="515" meta:non-whitespace-character-count="434"/>
    <meta:generator>LibreOffice/5.1.6.2$Linux_X86_64 LibreOffice_project/10m0$Build-2</meta:generator>
  </office:meta>
</office:document-meta>
</file>